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20pt" fo:font-weight="normal" style:font-size-asian="20pt" style:font-weight-asian="normal" style:font-size-complex="20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fo:color="#008000"/>
    </style:style>
    <style:style style:name="P5" style:family="paragraph">
      <style:text-properties fo:color="#c5000b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008000"/>
    </style:style>
    <style:style style:name="T5" style:family="text">
      <style:text-properties fo:color="#c5000b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445cm" svg:height="1.905cm" svg:x="2.27cm" svg:y="1.635cm">
          <text:p text:style-name="P1"><text:span text:style-name="T1">Request</text:span></text:p>
        </draw:rect>
        <draw:rect draw:style-name="gr2" draw:text-style-name="P1" draw:id="id2" draw:layer="layout" svg:width="4.445cm" svg:height="1.905cm" svg:x="2.27cm" svg:y="4.175cm">
          <text:p text:style-name="P1"><text:span text:style-name="T1">Webserver</text:span></text:p>
        </draw:rect>
        <draw:rect draw:style-name="gr2" draw:text-style-name="P1" draw:id="id3" draw:layer="layout" svg:width="4.445cm" svg:height="1.905cm" svg:x="2.271cm" svg:y="6.756cm">
          <text:p text:style-name="P1"><text:span text:style-name="T1">PHP</text:span></text:p>
        </draw:rect>
        <draw:connector draw:style-name="gr3" draw:text-style-name="P2" draw:layer="layout" draw:type="line" svg:x1="4.492cm" svg:y1="3.54cm" svg:x2="4.492cm" svg:y2="4.175cm" draw:start-shape="id1" draw:start-glue-point="2" draw:end-shape="id2" svg:d="m4492 3540v635">
          <text:p/>
        </draw:connector>
        <draw:connector draw:style-name="gr3" draw:text-style-name="P2" draw:layer="layout" draw:type="line" svg:x1="4.492cm" svg:y1="6.08cm" svg:x2="4.493cm" svg:y2="6.756cm" draw:start-shape="id2" draw:start-glue-point="2" draw:end-shape="id3" svg:d="m4492 6080 1 676">
          <text:p/>
        </draw:connector>
        <draw:custom-shape draw:style-name="gr4" draw:text-style-name="P3" draw:id="id4" draw:layer="layout" svg:width="3.175cm" svg:height="3.175cm" svg:x="2.905cm" svg:y="9.355cm">
          <text:p text:style-name="P3"><text:span text:style-name="T2">c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4.493cm" svg:y1="8.661cm" svg:x2="4.492cm" svg:y2="9.355cm" draw:start-shape="id3" draw:start-glue-point="2" draw:end-shape="id4" svg:d="m4493 8661-1 694">
          <text:p/>
        </draw:connector>
        <draw:rect draw:style-name="gr2" draw:text-style-name="P1" draw:id="id5" draw:layer="layout" svg:width="4.445cm" svg:height="1.905cm" svg:x="7.35cm" svg:y="10.525cm">
          <text:p text:style-name="P1"><text:span text:style-name="T1">Xcache</text:span></text:p>
          <text:p text:style-name="P1"><text:span text:style-name="T3">(memory)</text:span></text:p>
        </draw:rect>
        <draw:connector draw:style-name="gr3" draw:text-style-name="P2" draw:layer="layout" draw:type="curve" svg:x1="6.08cm" svg:y1="10.942cm" svg:x2="7.35cm" svg:y2="11.477cm" draw:start-shape="id4" draw:start-glue-point="7" draw:end-shape="id5" draw:end-glue-point="3" svg:d="m6080 10942c952 0 318 535 1270 535">
          <text:p/>
        </draw:connector>
        <draw:rect draw:style-name="gr2" draw:text-style-name="P1" draw:id="id6" draw:layer="layout" svg:width="4.445cm" svg:height="1.27cm" svg:x="2.27cm" svg:y="13.365cm">
          <text:p text:style-name="P1"><text:span text:style-name="T1">Compile</text:span></text:p>
        </draw:rect>
        <draw:connector draw:style-name="gr3" draw:text-style-name="P2" draw:layer="layout" draw:type="curve" svg:x1="4.492cm" svg:y1="12.53cm" svg:x2="4.492cm" svg:y2="13.365cm" draw:start-shape="id4" draw:start-glue-point="6" draw:end-shape="id6" draw:end-glue-point="0" svg:d="m4492 12530v835">
          <text:p/>
        </draw:connector>
        <draw:rect draw:style-name="gr1" draw:text-style-name="P1" draw:id="id7" draw:layer="layout" svg:width="4.445cm" svg:height="1.87cm" svg:x="2.27cm" svg:y="15.305cm">
          <text:p text:style-name="P1"><text:span text:style-name="T1">Response</text:span></text:p>
        </draw:rect>
        <draw:connector draw:style-name="gr3" draw:text-style-name="P2" draw:layer="layout" draw:type="curve" svg:x1="4.492cm" svg:y1="14.635cm" svg:x2="4.492cm" svg:y2="15.305cm" draw:start-shape="id6" draw:start-glue-point="2" draw:end-shape="id7" draw:end-glue-point="0" svg:d="m4492 14635v670">
          <text:p/>
        </draw:connector>
        <draw:frame draw:style-name="gr5" draw:text-style-name="P4" draw:layer="layout" svg:width="1.488cm" svg:height="0.962cm" svg:x="5.862cm" svg:y="9.898cm">
          <draw:text-box>
            <text:p text:style-name="P4"><text:span text:style-name="T4">yes</text:span></text:p>
          </draw:text-box>
        </draw:frame>
        <draw:frame draw:style-name="gr5" draw:text-style-name="P5" draw:layer="layout" svg:width="1.209cm" svg:height="0.962cm" svg:x="4.692cm" svg:y="12.23cm">
          <draw:text-box>
            <text:p text:style-name="P5"><text:span text:style-name="T5">no</text:span></text:p>
          </draw:text-box>
        </draw:frame>
        <draw:connector draw:style-name="gr3" draw:text-style-name="P2" draw:layer="layout" draw:type="curve" svg:x1="9.572cm" svg:y1="12.43cm" svg:x2="6.715cm" svg:y2="16.24cm" draw:start-shape="id5" draw:start-glue-point="2" draw:end-shape="id7" draw:end-glue-point="1" svg:d="m9572 12430c0 2540-952 3810-2857 3810">
          <text:p/>
        </draw:connector>
        <draw:frame draw:style-name="gr5" draw:text-style-name="P6" draw:layer="layout" svg:width="2.204cm" svg:height="1.361cm" svg:x="9.155cm" svg:y="14.235cm">
          <draw:text-box>
            <text:p text:style-name="P6"><text:span text:style-name="T6">skip</text:span></text:p>
            <text:p text:style-name="P6"><text:span text:style-name="T6">comp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ff Standen</meta:initial-creator>
    <meta:creation-date>2011-02-17T19:10:36</meta:creation-date>
    <dc:date>2011-02-17T19:20:25</dc:date>
    <dc:creator>Jeff Standen</dc:creator>
    <meta:editing-duration>PT00H09M50S</meta:editing-duration>
    <meta:editing-cycles>1</meta:editing-cycles>
    <meta:document-statistic meta:object-count="17"/>
    <meta:generator>OpenOffice.org/3.0$Unix OpenOffice.org_project/300m15$Build-9379</meta:generator>
  </office:meta>
</office:document-meta>
</file>